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1146in" fo:margin-left="0in" fo:margin-top="0in" fo:margin-bottom="0in" table:align="left"/>
    </style:style>
    <style:style style:name="Table1.A" style:family="table-column">
      <style:table-column-properties style:column-width="3.2229in"/>
    </style:style>
    <style:style style:name="Table1.C" style:family="table-column">
      <style:table-column-properties style:column-width="1.6111in"/>
    </style:style>
    <style:style style:name="Table1.D" style:family="table-column">
      <style:table-column-properties style:column-width="1.6118in"/>
    </style:style>
    <style:style style:name="Table1.1" style:family="table-row">
      <style:table-row-properties style:min-row-height="0.5in" fo:keep-together="auto"/>
    </style:style>
    <style:style style:name="Table1.A1" style:family="table-cell">
      <style:table-cell-properties style:vertical-align="" fo:padding="0.0694in" fo:border="6pt solid #000000"/>
    </style:style>
    <style:style style:name="Table1.2" style:family="table-row">
      <style:table-row-properties style:min-row-height="0.2917in" fo:keep-together="auto"/>
    </style:style>
    <style:style style:name="Table2" style:family="table">
      <style:table-properties style:width="16.0208in" fo:margin-left="0in" fo:margin-top="0in" fo:margin-bottom="0in" table:align="left"/>
    </style:style>
    <style:style style:name="Table2.A" style:family="table-column">
      <style:table-column-properties style:column-width="3.2042in"/>
    </style:style>
    <style:style style:name="Table2.C" style:family="table-column">
      <style:table-column-properties style:column-width="1.6021in"/>
    </style:style>
    <style:style style:name="Table2.1" style:family="table-row">
      <style:table-row-properties style:min-row-height="0.5in" fo:keep-together="auto"/>
    </style:style>
    <style:style style:name="Table2.A1" style:family="table-cell">
      <style:table-cell-properties style:vertical-align="" fo:padding="0.0694in" fo:border="6pt solid #000000"/>
    </style:style>
    <style:style style:name="Table2.2" style:family="table-row">
      <style:table-row-properties style:min-row-height="0.2917in" fo:keep-together="auto"/>
    </style:style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</style:style>
    <style:style style:name="P6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8" style:family="paragraph" style:parent-style-name="Standard" style:master-page-name="Standard">
      <style:paragraph-properties fo:margin-left="0in" fo:margin-right="0in" fo:text-indent="0in" style:auto-text-indent="false" style:page-number="1"/>
      <style:text-properties style:font-name="Arial" fo:font-size="11pt" style:font-name-asian="Arial1" style:font-size-asian="11pt" style:font-name-complex="Arial1" style:font-size-complex="11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Arial" fo:font-size="11pt" style:font-name-asian="Arial1" style:font-size-asian="11pt" style:font-name-complex="Arial1" style:font-size-complex="11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4" style:family="text">
      <style:text-properties style:font-name="Arial" fo:font-size="14pt" style:font-name-asian="Arial1" style:font-size-asian="14pt" style:font-name-complex="Arial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A" table:number-columns-repeated="2"/>
        <table:table-row table:style-name="Table1.1">
          <table:table-cell table:style-name="Table1.A1" office:value-type="string">
            <text:p text:style-name="P5"><text:span text:style-name="T1">PARCEIROS CHAVE</text:span></text:p>
          </table:table-cell>
          <table:table-cell table:style-name="Table1.A1" office:value-type="string">
            <text:p text:style-name="P5"><text:span text:style-name="T1">ATIVIDADES CHAVE</text:span></text:p>
          </table:table-cell>
          <table:table-cell table:style-name="Table1.A1" table:number-columns-spanned="2" office:value-type="string">
            <text:p text:style-name="P5"><text:span text:style-name="T1">PROPOSTA DE VALOR</text:span></text:p>
          </table:table-cell>
          <table:covered-table-cell/>
          <table:table-cell table:style-name="Table1.A1" office:value-type="string">
            <text:p text:style-name="P5"><text:span text:style-name="T1">RELAÇÕES COM O CLIENTE</text:span></text:p>
          </table:table-cell>
          <table:table-cell table:style-name="Table1.A1" office:value-type="string">
            <text:p text:style-name="P5"><text:span text:style-name="T1">SEGMENTOS DE MERCADO</text:span></text:p>
          </table:table-cell>
        </table:table-row>
        <table:table-row table:style-name="Table1.2">
          <table:table-cell table:style-name="Table1.A1" table:number-rows-spanned="3" office:value-type="string">
            <text:p text:style-name="P6"><text:span text:style-name="T2">- Quem são os parceiros chave?</text:span></text:p>
            <text:p text:style-name="P6"><text:span text:style-name="T2">- Quem são os fornecedores chave?</text:span></text:p>
            <text:p text:style-name="P6"><text:span text:style-name="T2">- Quais recursos chave estamos adquirindo dos parceiros?</text:span></text:p>
            <text:p text:style-name="P6"><text:span text:style-name="T2">- Quais atividades chave os parceiros realizam?</text:span></text:p>
            <text:p text:style-name="P4"/>
            <text:p text:style-name="P6"><text:span text:style-name="T2">* Motivação para parcerias: otimização e economia; redução de risco e incerteza; aquisição de recursos e atividades particulares.</text:span></text:p>
            <text:p text:style-name="P9"/>
          </table:table-cell>
          <table:table-cell table:style-name="Table1.A1" office:value-type="string">
            <text:p text:style-name="P5"><text:span text:style-name="T2">- Quais são as atividades chave que nossa Proposta de Valor requer?</text:span></text:p>
            <text:p text:style-name="P5"><text:span text:style-name="T2">- Nossos canais de distribuição?</text:span></text:p>
            <text:p text:style-name="P5"><text:span text:style-name="T2">- Relacionamentos com consumidores?</text:span></text:p>
            <text:p text:style-name="P5"><text:span text:style-name="T2">- Fluxo de revenda?</text:span></text:p>
            <text:p text:style-name="P3"/>
            <text:p text:style-name="P5"><text:span text:style-name="T2">* Categorias: produção; resolução de problema; plataforma/rede.</text:span></text:p>
          </table:table-cell>
          <table:table-cell table:style-name="Table1.A1" table:number-rows-spanned="3" table:number-columns-spanned="2" office:value-type="string">
            <text:p text:style-name="P10"><text:span text:style-name="T2">- Que valores nós entregamos ao consumidor?</text:span></text:p>
            <text:p text:style-name="P10"><text:span text:style-name="T2">- Que problemas do nosso consumidor nós estamos ajudando a resolver?</text:span></text:p>
            <text:p text:style-name="P10"><text:span text:style-name="T2">- Que pacotes de produtos e serviços nós estamos oferecendo para cada segmento de consumidor?</text:span></text:p>
            <text:p text:style-name="P10"><text:span text:style-name="T2">- Quais necessidades do consumidor estamos satisfazendo?</text:span></text:p>
            <text:p text:style-name="P9"/>
            <text:p text:style-name="P10"><text:span text:style-name="T2">* Características: novidade; performance; personalização; realização de atividade com sucesso; design; marca/status; preço; redução de custo; redução de risco; acessibilidade; conveniência/usabilidade.</text:span></text:p>
            <text:p text:style-name="P9"/>
            <text:p text:style-name="P9"/>
          </table:table-cell>
          <table:covered-table-cell/>
          <table:table-cell table:style-name="Table1.A1" office:value-type="string">
            <text:p text:style-name="P5"><text:span text:style-name="T2">- Que tipo de relacionamento cada Segmento de Consumidor espera que nós estabeleçamos e mantenhamos com ele?</text:span></text:p>
            <text:p text:style-name="P5"><text:span text:style-name="T2">- Quais relacionamentos já estabelecemos?</text:span></text:p>
            <text:p text:style-name="P5"><text:span text:style-name="T2">- Como esses relacionamentos estão integrados com nosso modelo de negócios?</text:span></text:p>
            <text:p text:style-name="P5"><text:span text:style-name="T2">- Quão custosos são esses relacionamentos?</text:span></text:p>
            <text:p text:style-name="P3"/>
            <text:p text:style-name="P5"><text:span text:style-name="T2">* Exemplos: assistência pessoal; assistência pessoal dedicada; sirva-se você mesmo; serviços automáticos; comunidades; co-criação.</text:span></text:p>
          </table:table-cell>
          <table:table-cell table:style-name="Table1.A1" table:number-rows-spanned="3" office:value-type="string">
            <text:p text:style-name="P5"><text:span text:style-name="T2">- Para quem nós estamos criando um valor?</text:span></text:p>
            <text:p text:style-name="P5"><text:span text:style-name="T2">- Quem são nossos consumidores mais importantes?</text:span></text:p>
            <text:p text:style-name="P3"/>
            <text:p text:style-name="P5"><text:span text:style-name="T2">* Mercado em massa; nicho do mercado; segmentado; diversificado; plataforma multifacetada.</text:span></text:p>
            <text:p text:style-name="P3"/>
          </table:table-cell>
        </table:table-row>
        <table:table-row table:style-name="Table1.2">
          <table:covered-table-cell/>
          <table:table-cell table:style-name="Table1.A1" office:value-type="string">
            <text:p text:style-name="P5"><text:span text:style-name="T1">RECURSOS CHAVE</text:span></text:p>
          </table:table-cell>
          <table:covered-table-cell/>
          <table:covered-table-cell/>
          <table:table-cell table:style-name="Table1.A1" office:value-type="string">
            <text:p text:style-name="P5"><text:span text:style-name="T1">CANAIS</text:span></text:p>
          </table:table-cell>
          <table:covered-table-cell/>
        </table:table-row>
        <table:table-row table:style-name="Table1.2">
          <table:covered-table-cell/>
          <table:table-cell table:style-name="Table1.A1" office:value-type="string">
            <text:p text:style-name="P5"><text:span text:style-name="T2">- Quais Recursos Chave nossa Proposta de Valor requer?</text:span></text:p>
            <text:p text:style-name="P5"><text:span text:style-name="T2">- Nossos Canais de Distribuição?</text:span></text:p>
            <text:p text:style-name="P5"><text:span text:style-name="T2">- Relacionamentos com Consumidor?</text:span></text:p>
            <text:p text:style-name="P5"><text:span text:style-name="T2">- Fluxo de vendas?</text:span></text:p>
            <text:p text:style-name="P3"/>
            <text:p text:style-name="P5"><text:span text:style-name="T2">* Tipos de recursos: fĩsicos; intelectuais (patentes, registros, dados); humanos; financeiros.</text:span></text:p>
          </table:table-cell>
          <table:covered-table-cell/>
          <table:covered-table-cell/>
          <table:table-cell table:style-name="Table1.A1" office:value-type="string">
            <text:p text:style-name="P5"><text:span text:style-name="T2">- Através de quais Canais nossos Segmentos de Consumidores querem ser abordados?</text:span></text:p>
            <text:p text:style-name="P5"><text:span text:style-name="T2">- Como estamos abordando-os agora?</text:span></text:p>
            <text:p text:style-name="P5"><text:span text:style-name="T2">- Como nossos Canais estão integrados?</text:span></text:p>
            <text:p text:style-name="P5"><text:span text:style-name="T2">- Qual Canal funciona melhor?</text:span></text:p>
            <text:p text:style-name="P5"><text:span text:style-name="T2">- Quais Canais são mais custo-efetivos?</text:span></text:p>
            <text:p text:style-name="P5"><text:span text:style-name="T2">- Como estamos integrando os Canais às rotinas dos consumidores?</text:span></text:p>
            <text:p text:style-name="P3"/>
            <text:p text:style-name="P5"><text:span text:style-name="T2">* Fases dos Canais:<text:line-break/>1. Consciência: como aumentamos a conscientização sobre os produtos e serviços de nossa empresa?</text:span></text:p>
            <text:p text:style-name="P5"><text:span text:style-name="T2">2. Avaliação: como ajudamos consumidores a avaliarem a Proposta de Valor da nossa organização?</text:span></text:p>
            <text:p text:style-name="P5"><text:span text:style-name="T2">3. Compra: como permitimos consumidores comprarem produtos e serviços específicos?</text:span></text:p>
            <text:p text:style-name="P5"><text:span text:style-name="T2">4. Entrega: como entregar uma Proposta de Valor aos consumidores?</text:span></text:p>
            <text:p text:style-name="P5"><text:span text:style-name="T2">5. Pós-venda: como oferecemos suporte pós-venda aos consumidores?</text:span></text:p>
          </table:table-cell>
          <table:covered-table-cell/>
        </table:table-row>
        <table:table-row table:style-name="Table1.2">
          <table:table-cell table:style-name="Table1.A1" table:number-columns-spanned="3" office:value-type="string">
            <text:p text:style-name="P5"><text:span text:style-name="T1">ESTRUTURA DE CUSTOS</text:span></text:p>
          </table:table-cell>
          <table:covered-table-cell/>
          <table:covered-table-cell/>
          <table:table-cell table:style-name="Table1.A1" table:number-columns-spanned="3" office:value-type="string">
            <text:p text:style-name="P5"><text:span text:style-name="T1">FLUXOS DE RENDA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5"><text:span text:style-name="T2">- Quais são os custos mais inerentes ao nosso modelo de negócios?</text:span></text:p>
            <text:p text:style-name="P5"><text:span text:style-name="T2">- Quais recursos são os mais caros?</text:span></text:p>
            <text:p text:style-name="P5"><text:span text:style-name="T2">- Quais atividades são as mais caras?</text:span></text:p>
            <text:p text:style-name="P3"/>
            <text:p text:style-name="P5"><text:span text:style-name="T2">* Este negócio é mais: voltado para custo; voltado para valor.</text:span></text:p>
            <text:p text:style-name="P3"/>
            <text:p text:style-name="P5"><text:span text:style-name="T2">* Exemplos de características: custos fixos (salários, aluguéis, utilidades); custos variáveis; economias de escala; economias de escopo.</text:span></text:p>
          </table:table-cell>
          <table:covered-table-cell/>
          <table:covered-table-cell/>
          <table:table-cell table:style-name="Table1.A1" table:number-columns-spanned="3" office:value-type="string">
            <text:p text:style-name="P5"><text:span text:style-name="T2">- Por quais valores nossos consumidores estão realmente querendo pagar?</text:span></text:p>
            <text:p text:style-name="P5"><text:span text:style-name="T2">- Por quais valores eles atualmente pagam?</text:span></text:p>
            <text:p text:style-name="P5"><text:span text:style-name="T2">- Como eles estão pagando atualmente?</text:span></text:p>
            <text:p text:style-name="P5"><text:span text:style-name="T2">- Como eles preferem pagar?</text:span></text:p>
            <text:p text:style-name="P5"><text:span text:style-name="T2">- Como cada Fluxo de Venda contribui para a receita total?</text:span></text:p>
            <text:p text:style-name="P3"/>
            <text:p text:style-name="P5"><text:span text:style-name="T2">* Tipos: venda de ativo; taxa de uso; taxa de inscrição; empréstimo/aluguel/locação; licenciamento; taxa de corretagem; publicidade.</text:span></text:p>
            <text:p text:style-name="P5"><text:span text:style-name="T2">* Preço fixo: preço de tabela, dependente de característica do produto, dependente do segmento do consumidor, dependente da quantidade</text:span></text:p>
            <text:p text:style-name="P5"><text:span text:style-name="T2">* Preço dinâmico: negociação (barganha); </text:span></text:p>
          </table:table-cell>
          <table:covered-table-cell/>
          <table:covered-table-cell/>
        </table:table-row>
      </table:table>
      <text:p text:style-name="P2"/>
      <text:p text:style-name="P2"/>
      <table:table table:name="Table2" table:style-name="Table2">
        <table:table-column table:style-name="Table2.A" table:number-columns-repeated="2"/>
        <table:table-column table:style-name="Table2.C" table:number-columns-repeated="2"/>
        <table:table-column table:style-name="Table2.A" table:number-columns-repeated="2"/>
        <table:table-row table:style-name="Table2.1">
          <table:table-cell table:style-name="Table2.A1" office:value-type="string">
            <text:p text:style-name="P5"><text:span text:style-name="T3">PARCEIROS CHAVE</text:span></text:p>
          </table:table-cell>
          <table:table-cell table:style-name="Table2.A1" office:value-type="string">
            <text:p text:style-name="P5"><text:span text:style-name="T3">ATIVIDADES CHAVE</text:span></text:p>
          </table:table-cell>
          <table:table-cell table:style-name="Table2.A1" table:number-columns-spanned="2" office:value-type="string">
            <text:p text:style-name="P5"><text:span text:style-name="T3">PROPOSTA DE VALOR</text:span></text:p>
          </table:table-cell>
          <table:covered-table-cell/>
          <table:table-cell table:style-name="Table2.A1" office:value-type="string">
            <text:p text:style-name="P5"><text:span text:style-name="T3">RELAÇÕES COM O CLIENTE</text:span></text:p>
          </table:table-cell>
          <table:table-cell table:style-name="Table2.A1" office:value-type="string">
            <text:p text:style-name="P5"><text:span text:style-name="T3">SEGMENTOS DE MERCADO</text:span></text:p>
          </table:table-cell>
        </table:table-row>
        <table:table-row table:style-name="Table2.2">
          <table:table-cell table:style-name="Table2.A1" table:number-rows-spanned="3" office:value-type="string">
            <text:p text:style-name="P3"/>
          </table:table-cell>
          <table:table-cell table:style-name="Table2.A1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2.A1" table:number-rows-spanned="3" table:number-columns-spanned="2" office:value-type="string">
            <text:p text:style-name="P3"/>
            <text:p text:style-name="P3"/>
            <text:p text:style-name="P3"/>
          </table:table-cell>
          <table:covered-table-cell/>
          <table:table-cell table:style-name="Table2.A1" office:value-type="string">
            <text:p text:style-name="P3"/>
          </table:table-cell>
          <table:table-cell table:style-name="Table2.A1" table:number-rows-spanned="3" office:value-type="string">
            <text:p text:style-name="P3"/>
            <text:p text:style-name="P3"/>
          </table:table-cell>
        </table:table-row>
        <table:table-row table:style-name="Table2.2">
          <table:covered-table-cell/>
          <table:table-cell table:style-name="Table2.A1" office:value-type="string">
            <text:p text:style-name="P5"><text:span text:style-name="T3">RECURSOS CHAVE</text:span></text:p>
          </table:table-cell>
          <table:covered-table-cell/>
          <table:covered-table-cell/>
          <table:table-cell table:style-name="Table2.A1" office:value-type="string">
            <text:p text:style-name="P5"><text:span text:style-name="T3">CANAIS</text:span></text:p>
          </table:table-cell>
          <table:covered-table-cell/>
        </table:table-row>
        <table:table-row table:style-name="Table2.2">
          <table:covered-table-cell/>
          <table:table-cell table:style-name="Table2.A1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  <table:table-cell table:style-name="Table2.A1" office:value-type="string">
            <text:p text:style-name="P3"/>
          </table:table-cell>
          <table:covered-table-cell/>
        </table:table-row>
        <table:table-row table:style-name="Table2.2">
          <table:table-cell table:style-name="Table2.A1" table:number-columns-spanned="3" office:value-type="string">
            <text:p text:style-name="P5"><text:span text:style-name="T3">ESTRUTURA DE CUSTOS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5"><text:span text:style-name="T3">FLUXOS DE RENDA</text:span></text:p>
          </table:table-cell>
          <table:covered-table-cell/>
          <table:covered-table-cell/>
        </table:table-row>
        <table:table-row table:style-name="Table2.2">
          <table:table-cell table:style-name="Table2.A1" table:number-columns-spanned="3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  <table:table-cell table:style-name="Table2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2"/>
      <text:p text:style-name="P1"><text:span text:style-name="T2">Fonte: Wikipedia<text:line-break/>Original: https://pt.wikipedia.org/wiki/Business_Model_Canvas#/media/Ficheiro:Business_Model_Canvas.p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" fo:font-size="10pt" fo:language="en" fo:country="none" style:letter-kerning="false" style:font-name-asian="Times1" style:font-size-asian="10pt" style:language-asian="zh" style:country-asian="CN" style:font-name-complex="Time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0pt" fo:language="en" fo:country="none" style:letter-kerning="false" style:font-name-asian="Times1" style:font-size-asian="10pt" style:language-asian="zh" style:country-asian="CN" style:font-name-complex="Times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5in" fo:margin-right="0in" fo:text-align="justify" style:justify-single-word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2118in" fo:margin-right="-0.0189in" fo:margin-top="0in" fo:margin-bottom="0in" loext:contextual-spacing="false" fo:line-height="100%" fo:keep-together="always" fo:text-indent="0in" style:auto-text-indent="false" fo:keep-with-next="always"/>
      <style:text-properties style:font-name="Times" fo:font-family="Times" style:font-family-generic="roman" style:font-pitch="variable" fo:font-weight="bold" style:font-name-asian="Times1" style:font-family-asian="Times" style:font-family-generic-asian="system" style:font-pitch-asian="variable" style:font-weight-asian="bold" style:font-name-complex="Times1" style:font-family-complex="Times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-0.0189in" fo:margin-top="0in" fo:margin-bottom="0in" loext:contextual-spacing="false" fo:line-height="100%" fo:text-align="center" style:justify-single-word="false" fo:keep-together="always" fo:text-indent="0in" style:auto-text-indent="false" fo:keep-with-next="always"/>
      <style:text-properties style:text-position="0% 100%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-0.0189in" fo:margin-top="0in" fo:margin-bottom="0in" loext:contextual-spacing="false" fo:line-height="100%" fo:keep-together="always" fo:text-indent="0in" style:auto-text-indent="false" fo:keep-with-next="always"/>
      <style:text-properties style:text-position="0% 100%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in" fo:margin-bottom="0in" loext:contextual-spacing="false" fo:line-height="100%" fo:text-align="center" style:justify-single-word="false" fo:keep-together="always" fo:keep-with-next="always"/>
      <style:text-properties style:text-position="0% 100%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-0.0189in" fo:margin-top="0in" fo:margin-bottom="0in" loext:contextual-spacing="false" fo:line-height="100%" fo:text-align="justify" style:justify-single-word="false" fo:keep-together="always" fo:text-indent="0in" style:auto-text-indent="false" fo:keep-with-next="always"/>
      <style:text-properties style:text-position="0% 100%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-0.0189in" fo:margin-top="0in" fo:margin-bottom="0in" loext:contextual-spacing="false" fo:line-height="100%" fo:text-align="justify" style:justify-single-word="false" fo:keep-together="always" fo:text-indent="0in" style:auto-text-indent="false" fo:keep-with-next="always"/>
      <style:text-properties style:text-position="0% 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6.5354in" fo:page-height="11.6929in" style:num-format="1" style:print-orientation="landscape" fo:margin-top="0.2in" fo:margin-bottom="0.2in" fo:margin-left="0.2in" fo:margin-right="0.2in" fo:background-color="#ffffff" style:writing-mode="lr-tb" style:layout-grid-color="#c0c0c0" style:layout-grid-lines="2868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" meta:paragraph-count="71" meta:word-count="538" meta:character-count="3770" meta:non-whitespace-character-count="3302"/>
    <meta:generator>LibreOfficeDev/6.0.5.2$Linux_X86_64 LibreOffice_project/</meta:generator>
  </office:meta>
</office:document-meta>
</file>